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7" style:family="paragraph" style:parent-style-name="Standard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style:snap-to-layout-grid="false"/>
      <style:text-properties fo:font-size="12pt" officeooo:rsid="000c4175" officeooo:paragraph-rsid="000c4175" style:font-size-asian="12pt"/>
    </style:style>
    <style:style style:name="P13" style:family="paragraph" style:parent-style-name="Standard">
      <style:text-properties fo:font-size="12pt" officeooo:rsid="000c4175" officeooo:paragraph-rsid="000c4175" style:font-size-asian="12pt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c4175" officeooo:paragraph-rsid="000c4175" style:font-size-asian="12pt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fo:font-size="12pt" fo:font-weight="bold" officeooo:rsid="000c4175" officeooo:paragraph-rsid="000c4175" style:font-size-asian="12pt" style:font-weight-asian="bold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officeooo:rsid="000c4175" officeooo:paragraph-rsid="000c4175" style:font-name-complex="Helvetica"/>
    </style:style>
    <style:style style:name="P18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19" style:family="paragraph" style:parent-style-name="Heading_20_1">
      <style:text-properties fo:font-weight="bold" style:font-weight-asian="bold"/>
    </style:style>
    <style:style style:name="P20" style:family="paragraph" style:parent-style-name="Heading_20_1">
      <style:paragraph-properties style:snap-to-layout-grid="false"/>
      <style:text-properties fo:font-weight="bold" style:font-weight-asian="bold"/>
    </style:style>
    <style:style style:name="P21" style:family="paragraph" style:parent-style-name="Heading_20_1">
      <style:text-properties style:font-name="Helvetica" style:font-name-complex="Helvetica"/>
    </style:style>
    <style:style style:name="P22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3" style:family="paragraph" style:parent-style-name="Heading_20_3">
      <style:paragraph-properties style:snap-to-layout-grid="false"/>
      <style:text-properties fo:font-weight="bold" style:font-weight-asian="bold"/>
    </style:style>
    <style:style style:name="P24" style:family="paragraph" style:parent-style-name="Heading_20_3">
      <style:paragraph-properties fo:text-align="center" style:justify-single-word="false"/>
      <style:text-properties officeooo:rsid="000c4175" officeooo:paragraph-rsid="000c4175"/>
    </style:style>
    <style:style style:name="P25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0c4175"/>
    </style:style>
    <style:style style:name="T2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8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2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0" text:outline-level="1"/>
          </table:table-cell>
          <table:table-cell table:style-name="Table1.A2" table:number-columns-spanned="2" office:value-type="string">
            <text:h text:style-name="P23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19" text:outline-level="1">Project</text:h>
          </table:table-cell>
          <table:table-cell table:style-name="Table1.A3" table:number-columns-spanned="3" office:value-type="string">
            <text:h text:style-name="P24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12">42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13">Lorenzo Pagliar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12">21.10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5">- First contact with the other components of the team.</text:p>
            <text:p text:style-name="P15">- First meeting of the team.</text:p>
            <text:p text:style-name="P15">- Assignments of roles of Project Leader and Team Leaders.</text:p>
            <text:p text:style-name="P15">- Discuss of some issue about the project</text:p>
            <text:p text:style-name="P15">- Set up a shared Calendar on Google Calendar for synchronization (milestones and deadlines)</text:p>
            <text:p text:style-name="P15">- Set up a GitHub repository</text:p>
            <text:p text:style-name="P15">- Set up a shared document on Google Documents for a better and fast brainstorming on requirements, roles week by week, tasks to do, important questions to do at the meeting with the customers, and other stuffs.</text:p>
            <text:p text:style-name="P15">- We decide when we do the weekly meeting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7">- <text:span text:style-name="T1">Some problems with the first communications. Some problems with the channel</text:span></text:p>
            <text:p text:style-name="P7"><text:span text:style-name="T1">- Tried to use Skype and Google Hangouts.</text:span>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7"><text:span text:style-name="T1">- Assign all the remaining roles at member of the group</text:span></text:p>
            <text:p text:style-name="P7"><text:span text:style-name="T1">- Decide the policy</text:span></text:p>
            <text:p text:style-name="P7"><text:span text:style-name="T1">- Have a short meeting Monday afternoon</text:span></text:p>
            <text:p text:style-name="P7"><text:span text:style-name="T1">- Have a meeting after having met the customers</text:span></text:p>
            <text:p text:style-name="P7"><text:span text:style-name="T1">- Decide and agree on the requirements and all relative documents (pj plan&amp;vision etc.)</text:span></text:p>
            <text:p text:style-name="P7"><text:span text:style-name="T1">- Set up a better channel of communication</text:span></text:p>
            <text:p text:style-name="P7"><text:span text:style-name="T1">- Do the presentation of the project</text:span></text:p>
            <text:p text:style-name="P7"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5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1" text:outline-level="1">Monday</text:h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4">4</text:p>
          </table:table-cell>
          <table:table-cell table:style-name="Table4.A2" office:value-type="string">
            <text:p text:style-name="P14">Lecture and first contact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4">4</text:p>
          </table:table-cell>
          <table:table-cell table:style-name="Table4.A2" office:value-type="string">
            <text:p text:style-name="P14">First meeting of the Team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/>
          </table:table-cell>
          <table:table-cell table:style-name="Table4.A10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6">Total Hours</text:p>
          </table:table-cell>
          <table:table-cell table:style-name="Table4.A11" office:value-type="string">
            <text:p text:style-name="P17">8</text:p>
          </table:table-cell>
          <table:table-cell table:style-name="Table4.A11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0-21T16:19:12.855000000</dc:date>
    <meta:print-date>1998-10-09T11:53:00</meta:print-date>
    <meta:editing-cycles>12</meta:editing-cycles>
    <meta:editing-duration>PT16M</meta:editing-duration>
    <meta:generator>LibreOffice/4.1.2.3$Windows_x86 LibreOffice_project/40b2d7fde7e8d2d7bc5a449dc65df4d08a7dd38</meta:generator>
    <meta:document-statistic meta:table-count="4" meta:image-count="3" meta:object-count="0" meta:page-count="2" meta:paragraph-count="47" meta:word-count="228" meta:character-count="1275" meta:non-whitespace-character-count="1094"/>
  </office:meta>
</office:document-meta>
</file>